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835e6" officeooo:paragraph-rsid="001835e6"/>
    </style:style>
    <style:style style:name="P2" style:family="paragraph" style:parent-style-name="Preformatted_20_Text">
      <style:text-properties officeooo:rsid="0019ec2b" officeooo:paragraph-rsid="0019ec2b"/>
    </style:style>
    <style:style style:name="P3" style:family="paragraph" style:parent-style-name="Preformatted_20_Text">
      <style:text-properties officeooo:rsid="001b60a8" officeooo:paragraph-rsid="001b60a8"/>
    </style:style>
    <style:style style:name="P4" style:family="paragraph" style:parent-style-name="Preformatted_20_Text">
      <style:text-properties officeooo:rsid="001c17c9" officeooo:paragraph-rsid="001c17c9"/>
    </style:style>
    <style:style style:name="T1" style:family="text">
      <style:text-properties officeooo:rsid="001835e6"/>
    </style:style>
    <style:style style:name="T2" style:family="text">
      <style:text-properties officeooo:rsid="0018a7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- la history non serve che si veda e sia disponibile direttamente dal front-end. Alla fine ci sono pochi contesti in cui davvero possa servire, uno dei quali è debugging</text:p>
      <text:p text:style-name="Preformatted_20_Text">- i18n</text:p>
      <text:p text:style-name="Preformatted_20_Text">- non c'è ragione che il singolo prodotto sia selezionabile... o forse per modificare? Mmm, modificare è ok, ma deve essere un azione precisa... OPPURE,selezionando si ha una visione completa singola e grande in una finestra separata di quello che hai scelto, dove selezionare le azioni? Se touch, siamo costretti a fare così, altrimenti è impossibile avere spazio per le azioni</text:p>
      <text:p text:style-name="Preformatted_20_Text">- quindi nella lista mettere solo info e flags, niente altro. </text:p>
      <text:p text:style-name="Preformatted_20_Text">-? <text:s text:c="3"/>U+1F50D</text:p>
      <text:p text:style-name="Preformatted_20_Text">- suggerimenti ricerca su “denominazione”. Al caricamento della app viene fatta una chiamata per ottenere solo id e denominazione. Quando si seleziona il suggerimento, viene fatta una chiamata sull'id, rendendo veloce la ricerca (altrimenti tocca fare una ricerca sul testo su tutto…). </text:p>
      <text:p text:style-name="Preformatted_20_Text">- solo scrivere. Una form di testo, io parso il testo. Tipo</text:p>
      <text:p text:style-name="Preformatted_20_Text">fresa integrale d10</text:p>
      <text:p text:style-name="Preformatted_20_Text"/>
      <text:p text:style-name="Preformatted_20_Text">tipo fresa, sottotipo integrale, geometria d10</text:p>
      <text:p text:style-name="Preformatted_20_Text"/>
      <text:p text:style-name="Preformatted_20_Text">- il problema è che il parse deve essere in grado di separare:</text:p>
      <text:p text:style-name="Preformatted_20_Text">tipo macchina: utensile tornio etc</text:p>
      <text:p text:style-name="Preformatted_20_Text">tipo utensile: fresa, inserto, bla</text:p>
      <text:p text:style-name="Preformatted_20_Text">sottotipo(ha senso di esistere adesso?)</text:p>
      <text:p text:style-name="Preformatted_20_Text">oppure che si sta immettendo un codice, o un mix</text:p>
      <text:p text:style-name="Preformatted_20_Text">Il parser è lato client</text:p>
      <text:p text:style-name="Preformatted_20_Text">- I filtri sono lato client</text:p>
      <text:p text:style-name="Preformatted_20_Text">- quindi torniamo al: farsi tornare tutto il db all'inizio?</text:p>
      <text:p text:style-name="Preformatted_20_Text">- serve avere per ogni info una serie di identificatori per il parser. Esempio, in geometria ha senso che il diametro sia riconosciuto come d, diam, da(n)</text:p>
      <text:p text:style-name="Preformatted_20_Text">- serve avere stessa cosa per codice placchette dnmg, trigono, etc…</text:p>
      <text:p text:style-name="Preformatted_20_Text">- I filtri compaiono solo quando è fatta una ricerca?</text:p>
      <text:p text:style-name="Preformatted_20_Text"/>
      <text:p text:style-name="Preformatted_20_Text">- palette:</text:p>
      <text:p text:style-name="Preformatted_20_Text">http://paletton.com/#uid=33x0u0krI-b+tasIQpCe2F+00++</text:p>
      <text:p text:style-name="Preformatted_20_Text">http://paletton.com/#uid=33x0u0krI-b++9XIQpCe2F+00ZA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filtri: macchinario, tipo di ut, materiale, testo (ricerca codice), geometria</text:p>
      <text:p text:style-name="Preformatted_20_Text">- query: mac=1,utt=1,mat=1,tx=cane,l=100,sp=0,r=0,d=0,gr=0</text:p>
      <text:p text:style-name="Preformatted_20_Text">- gemetria forse è una serie di parametri prefissati. Lunghezza, raggio, diametro, spessore, gradi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MODEL:</text:p>
      <text:p text:style-name="Preformatted_20_Text"><text:s text:c="4"/>• contraption: </text:p>
      <text:p text:style-name="Preformatted_20_Text"><text:s text:c="8"/>? denominazione</text:p>
      <text:p text:style-name="Preformatted_20_Text"><text:s text:c="8"/>? tipo: tipoid</text:p>
      <text:p text:style-name="Preformatted_20_Text"><text:s text:c="8"/>? sottotipo: sottoid</text:p>
      <text:p text:style-name="Preformatted_20_Text"><text:s text:c="8"/>? materiale: sotto id</text:p>
      <text:p text:style-name="Preformatted_20_Text"><text:soft-page-break/><text:s text:c="8"/>? codice</text:p>
      <text:p text:style-name="Preformatted_20_Text"><text:s text:c="8"/>? qt dispo</text:p>
      <text:p text:style-name="Preformatted_20_Text"><text:s text:c="8"/>? qt min</text:p>
      <text:p text:style-name="Preformatted_20_Text"><text:s text:c="8"/>? statoqt: computed da qt dispo</text:p>
      <text:p text:style-name="Preformatted_20_Text"><text:s text:c="8"/>? stato ordine: 123</text:p>
      <text:p text:style-name="Preformatted_20_Text"><text:s text:c="8"/>? lun</text:p>
      <text:p text:style-name="Preformatted_20_Text"><text:s text:c="8"/>? spess</text:p>
      <text:p text:style-name="Preformatted_20_Text"><text:s text:c="8"/>? raggio</text:p>
      <text:p text:style-name="Preformatted_20_Text"><text:s text:c="8"/>? diametro</text:p>
      <text:p text:style-name="Preformatted_20_Text"><text:s text:c="8"/>? gradi</text:p>
      <text:p text:style-name="Preformatted_20_Text"/>
      <text:p text:style-name="Preformatted_20_Text">- <text:span text:style-name="T1">DA FARE</text:span></text:p>
      <text:p text:style-name="P1">1) gestione errori</text:p>
      <text:p text:style-name="P1">2) ultima operazione per cont<text:span text:style-name="T2">r</text:span>aption, punta a hystori table</text:p>
      <text:p text:style-name="P2">3) hystory la facciamo post launch?</text:p>
      <text:p text:style-name="P3">4) QUANDO CLICCHI sulla text input del search, cancellare quello che c'era prima</text:p>
      <text:p text:style-name="P4">5) menu header position fixed, che sia sempre visib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19-09-01T20:34:20.103000000</dc:date>
    <meta:editing-duration>P1DT5H50M11S</meta:editing-duration>
    <meta:editing-cycles>7</meta:editing-cycles>
    <meta:document-statistic meta:table-count="0" meta:image-count="0" meta:object-count="0" meta:page-count="2" meta:paragraph-count="48" meta:word-count="394" meta:character-count="2562" meta:non-whitespace-character-count="2094"/>
  </office:meta>
</office:document-meta>
</file>